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1" svg:font-family="LiberationSerif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bold" officeooo:rsid="001e3521" officeooo:paragraph-rsid="001e3521" style:font-size-asian="17.5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e3521"/>
    </style:style>
    <style:style style:name="P3" style:family="paragraph" style:parent-style-name="Standard">
      <style:paragraph-properties fo:text-align="start" style:justify-single-word="false"/>
      <style:text-properties officeooo:paragraph-rsid="0034d005"/>
    </style:style>
    <style:style style:name="P4" style:family="paragraph" style:parent-style-name="Standard">
      <style:paragraph-properties fo:text-align="end" style:justify-single-word="false"/>
      <style:text-properties style:font-name="LiberationSerif" fo:font-size="12pt" fo:font-style="italic" style:font-size-asian="12pt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LiberationSerif" fo:font-size="20pt" fo:font-style="normal" style:text-underline-style="solid" style:text-underline-width="auto" style:text-underline-color="font-color" fo:font-weight="bold" officeooo:rsid="001e3521" officeooo:paragraph-rsid="001e3521" style:font-size-asian="17.5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Serif" fo:font-size="12pt" fo:font-style="normal" style:text-underline-style="none" fo:font-weight="normal" officeooo:rsid="001e3521" officeooo:paragraph-rsid="001e3521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Serif" fo:font-size="12pt" fo:font-style="normal" style:text-underline-style="none" fo:font-weight="normal" officeooo:rsid="001f66c7" officeooo:paragraph-rsid="001e352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Serif" fo:font-size="12pt" style:text-underline-style="none" fo:font-weight="normal" officeooo:rsid="001f7429" officeooo:paragraph-rsid="001e352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Serif" fo:font-size="12pt" style:text-underline-style="none" fo:font-weight="normal" officeooo:rsid="00294714" officeooo:paragraph-rsid="0029471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Serif" fo:font-size="12pt" fo:font-style="normal" style:text-underline-style="none" fo:font-weight="normal" officeooo:rsid="00294714" officeooo:paragraph-rsid="0029471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Serif" fo:font-size="12pt" fo:font-style="normal" style:text-underline-style="none" fo:font-weight="normal" officeooo:rsid="002ba39d" officeooo:paragraph-rsid="002ba39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Serif" fo:font-size="12pt" fo:font-style="normal" style:text-underline-style="none" fo:font-weight="normal" officeooo:rsid="002fed4a" officeooo:paragraph-rsid="002e574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Serif" fo:font-size="12pt" fo:font-style="normal" style:text-underline-style="none" fo:font-weight="normal" officeooo:rsid="00337dad" officeooo:paragraph-rsid="00337da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Serif" fo:font-size="12pt" fo:font-style="normal" style:text-underline-style="none" fo:font-weight="normal" officeooo:rsid="0034d005" officeooo:paragraph-rsid="0034d00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Serif" fo:font-size="12pt" fo:font-style="normal" style:text-underline-style="none" fo:font-weight="normal" officeooo:rsid="0035a0cb" officeooo:paragraph-rsid="0035a0c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Serif" fo:font-size="12pt" fo:font-style="normal" style:text-underline-style="none" fo:font-weight="normal" officeooo:rsid="0035a0cb" officeooo:paragraph-rsid="003a9de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Serif" fo:font-size="12pt" fo:font-style="normal" style:text-underline-style="none" fo:font-weight="normal" officeooo:rsid="003a9de8" officeooo:paragraph-rsid="003a9de8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214c5c" officeooo:paragraph-rsid="00214c5c"/>
    </style:style>
    <style:style style:name="P19" style:family="paragraph" style:parent-style-name="Standard">
      <style:paragraph-properties fo:text-align="start" style:justify-single-word="false"/>
      <style:text-properties officeooo:rsid="00272eaa" officeooo:paragraph-rsid="00272eaa"/>
    </style:style>
    <style:style style:name="P20" style:family="paragraph" style:parent-style-name="Standard">
      <style:paragraph-properties fo:text-align="start" style:justify-single-word="false"/>
      <style:text-properties officeooo:rsid="0028c1e2" officeooo:paragraph-rsid="00294714"/>
    </style:style>
    <style:style style:name="P21" style:family="paragraph" style:parent-style-name="Standard">
      <style:paragraph-properties fo:text-align="start" style:justify-single-word="false"/>
      <style:text-properties officeooo:rsid="0028c1e2" officeooo:paragraph-rsid="002ce601"/>
    </style:style>
    <style:style style:name="P22" style:family="paragraph" style:parent-style-name="Standard">
      <style:paragraph-properties fo:text-align="start" style:justify-single-word="false"/>
      <style:text-properties officeooo:rsid="00294714" officeooo:paragraph-rsid="00294714"/>
    </style:style>
    <style:style style:name="P23" style:family="paragraph" style:parent-style-name="Standard">
      <style:paragraph-properties fo:text-align="start" style:justify-single-word="false"/>
      <style:text-properties officeooo:rsid="00294714" officeooo:paragraph-rsid="002ba39d"/>
    </style:style>
    <style:style style:name="P24" style:family="paragraph" style:parent-style-name="Standard">
      <style:paragraph-properties fo:text-align="start" style:justify-single-word="false"/>
      <style:text-properties officeooo:rsid="002e574c" officeooo:paragraph-rsid="002e574c"/>
    </style:style>
    <style:style style:name="P25" style:family="paragraph" style:parent-style-name="Standard">
      <style:paragraph-properties fo:text-align="start" style:justify-single-word="false"/>
      <style:text-properties officeooo:rsid="00337dad" officeooo:paragraph-rsid="00337dad"/>
    </style:style>
    <style:style style:name="P26" style:family="paragraph" style:parent-style-name="Standard">
      <style:paragraph-properties fo:text-align="start" style:justify-single-word="false"/>
      <style:text-properties officeooo:rsid="0034d005" officeooo:paragraph-rsid="0034d005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a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a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598" officeooo:paragraph-rsid="00353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9de8" officeooo:paragraph-rsid="003a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6c8d" officeooo:paragraph-rsid="003c6c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1b27" officeooo:paragraph-rsid="00351b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1b27" officeooo:paragraph-rsid="003a9d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1b27" officeooo:paragraph-rsid="00351b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1b27" officeooo:paragraph-rsid="003a9d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351b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3a9d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bold" officeooo:rsid="00351b27" officeooo:paragraph-rsid="00351b27" style:font-size-asian="13.1000003814697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bold" officeooo:rsid="00351b27" officeooo:paragraph-rsid="003a9de8" style:font-size-asian="13.1000003814697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T1" style:family="text">
      <style:text-properties style:text-line-through-style="none" style:text-line-through-type="none" style:font-name="LiberationSerif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LiberationSerif" fo:font-size="12pt" style:text-underline-style="none" fo:font-weight="normal" officeooo:rsid="001f66c7" style:font-size-asian="10.5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LiberationSerif" fo:font-size="12pt" style:text-underline-style="none" fo:font-weight="normal" officeooo:rsid="001f7429" style:font-size-asian="10.5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LiberationSerif" fo:font-size="12pt" style:text-underline-style="none" fo:font-weight="normal" officeooo:rsid="00214c5c" style:font-size-asian="10.5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LiberationSerif" fo:font-size="12pt" style:text-underline-style="none" fo:font-weight="normal" officeooo:rsid="0022f679" style:font-size-asian="10.5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LiberationSerif" fo:font-size="12pt" style:text-underline-style="none" fo:font-weight="normal" officeooo:rsid="0025ba67" style:font-size-asian="10.5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LiberationSerif" fo:font-size="12pt" style:text-underline-style="none" fo:font-weight="normal" officeooo:rsid="00272eaa" style:font-size-asian="10.5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LiberationSerif" fo:font-size="12pt" style:text-underline-style="none" fo:font-weight="normal" officeooo:rsid="002a38f4" style:font-size-asian="10.5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LiberationSerif" fo:font-size="12pt" style:text-underline-style="none" fo:font-weight="normal" officeooo:rsid="002ba39d" style:font-size-asian="10.5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LiberationSerif" fo:font-size="12pt" style:text-underline-style="none" fo:font-weight="normal" officeooo:rsid="002ce601" style:font-size-asian="10.5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LiberationSerif" fo:font-size="12pt" fo:font-style="italic" style:text-underline-style="none" fo:font-weight="normal" officeooo:rsid="001f66c7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text-line-through-style="none" style:text-line-through-type="none" style:font-name="LiberationSerif" fo:font-size="12pt" fo:font-style="normal" style:text-underline-style="none" fo:font-weight="normal" officeooo:rsid="001f66c7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text-position="super 58%" style:font-name="LiberationSerif" fo:font-size="12pt" style:text-underline-style="none" fo:font-weight="normal" style:font-size-asian="10.5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text-position="super 58%" style:font-name="LiberationSerif" fo:font-size="12pt" style:text-underline-style="none" fo:font-weight="normal" officeooo:rsid="002ce601" style:font-size-asian="10.5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text-position="0% 100%" style:font-name="LiberationSerif" fo:font-size="12pt" style:text-underline-style="none" fo:font-weight="normal" style:font-size-asian="10.5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text-position="0% 100%" style:font-name="LiberationSerif" fo:font-size="12pt" style:text-underline-style="none" fo:font-weight="normal" officeooo:rsid="00294714" style:font-size-asian="10.5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text-position="0% 100%" style:font-name="LiberationSerif" fo:font-size="12pt" style:text-underline-style="none" fo:font-weight="normal" officeooo:rsid="002a38f4" style:font-size-asian="10.5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text-position="0% 100%" style:font-name="LiberationSerif" fo:font-size="12pt" style:text-underline-style="none" fo:font-weight="normal" officeooo:rsid="002ce601" style:font-size-asian="10.5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text-position="0% 100%" style:font-name="LiberationSerif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text-line-through-style="none" style:text-line-through-type="none" style:text-position="0% 100%" style:font-name="Liberation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text-position="0% 100%" style:font-name="LiberationSerif" fo:font-size="12pt" fo:font-style="normal" style:text-underline-style="none" fo:font-weight="normal" officeooo:rsid="002ba39d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text-position="0% 100%" style:font-name="LiberationSerif" fo:font-size="12pt" fo:font-style="normal" style:text-underline-style="none" fo:font-weight="normal" officeooo:rsid="002fed4a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text-position="0% 100%" style:font-name="LiberationSerif" fo:font-size="12pt" fo:font-style="normal" style:text-underline-style="none" fo:font-weight="normal" officeooo:rsid="0031afc6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text-position="0% 100%" style:font-name="LiberationSerif" fo:font-size="12pt" fo:font-style="normal" style:text-underline-style="none" fo:font-weight="normal" officeooo:rsid="00353598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text-position="0% 100%" style:font-name="LiberationSerif" fo:font-size="12pt" fo:font-style="normal" style:text-underline-style="none" fo:font-weight="normal" officeooo:rsid="003a9de8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weight="bold" officeooo:rsid="00351b27" style:font-weight-asian="bold" style:font-weight-complex="bold"/>
    </style:style>
    <style:style style:name="T27" style:family="text">
      <style:text-properties officeooo:rsid="00353598"/>
    </style:style>
    <style:style style:name="T28" style:family="text">
      <style:text-properties officeooo:rsid="0038b52c"/>
    </style:style>
    <style:style style:name="T29" style:family="text">
      <style:text-properties officeooo:rsid="003e4e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érémie Rossetti 270015 &amp; Pierre Gabioud 247216</text:p>
      <text:p text:style-name="P4"/>
      <text:p text:style-name="P5">Rapport Assignment <text:span text:style-name="T29">3</text:span></text:p>
      <text:p text:style-name="P6"/>
      <text:p text:style-name="P1"><text:span text:style-name="T1"><text:tab/></text:span><text:span text:style-name="T2">Ou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1" svg:font-family="LiberationSerif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1:28:10.719000000</meta:creation-date>
    <dc:date>2018-12-19T17:20:52.185000000</dc:date>
    <meta:editing-duration>PT45M49S</meta:editing-duration>
    <meta:editing-cycles>14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3" meta:word-count="11" meta:character-count="72" meta:non-whitespace-character-count="62"/>
  </office:meta>
</office:document-meta>
</file>